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7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dbdb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b71c1c"/>
    </style:style>
    <style:style style:name="ce29" style:family="table-cell" style:parent-style-name="Default">
      <style:text-properties style:use-window-font-color="true"/>
    </style:style>
    <style:style style:name="ce33" style:family="table-cell" style:parent-style-name="Default">
      <style:text-properties fo:color="#b71c1c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2e7d3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color="#bdbdbd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ext-properties fo:color="#2e7d3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/>
    <style:style style:name="ce43" style:family="table-cell" style:parent-style-name="Default" style:data-style-name="N0">
      <style:text-properties style:use-window-font-color="true"/>
    </style:style>
    <style:style style:name="ce44" style:family="table-cell" style:parent-style-name="Default" style:data-style-name="N0">
      <style:text-properties fo:color="#b71c1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47" style:family="table-cell" style:parent-style-name="Default" style:data-style-name="N2">
      <style:text-properties style:use-window-font-color="true"/>
    </style:style>
    <style:style style:name="ce48" style:family="table-cell" style:parent-style-name="Default" style:data-style-name="N2">
      <style:text-properties fo:color="#b71c1c"/>
    </style:style>
    <style:style style:name="ce61" style:family="table-cell" style:parent-style-name="Default" style:data-style-name="N2"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11"/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27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52" style:family="table-cell" style:parent-style-name="Default" style:data-style-name="N11">
      <style:table-cell-properties fo:border-bottom="0.74pt solid #000000" fo:border-left="0.74pt solid #000000" fo:border-right="none" fo:border-top="none"/>
      <style:text-properties style:use-window-font-color="true"/>
    </style:style>
    <style:style style:name="ce28" style:family="table-cell" style:parent-style-name="Default" style:data-style-name="N11">
      <style:table-cell-properties fo:border-bottom="0.74pt solid #000000" fo:border-left="0.74pt solid #000000" fo:border-right="none" fo:border-top="none"/>
      <style:text-properties fo:color="#b71c1c"/>
    </style:style>
    <style:style style:name="ce54" style:family="table-cell" style:parent-style-name="Default" style:data-style-name="N11">
      <style:table-cell-properties fo:border-bottom="0.74pt solid #000000" fo:border-left="0.74pt solid #000000" fo:border-right="none" fo:border-top="none"/>
      <style:text-properties fo:color="#2e7d32"/>
    </style:style>
    <style:style style:name="ce16" style:family="table-cell" style:parent-style-name="Default" style:data-style-name="N1"/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31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58" style:family="table-cell" style:parent-style-name="Default" style:data-style-name="N11">
      <style:table-cell-properties fo:border-bottom="0.74pt solid #000000" fo:border-left="none" fo:border-right="0.74pt solid #000000" fo:border-top="none"/>
      <style:text-properties style:use-window-font-color="true"/>
    </style:style>
    <style:style style:name="ce32" style:family="table-cell" style:parent-style-name="Default" style:data-style-name="N11">
      <style:table-cell-properties fo:border-bottom="0.74pt solid #000000" fo:border-left="none" fo:border-right="0.74pt solid #000000" fo:border-top="none"/>
      <style:text-properties fo:color="#b71c1c"/>
    </style:style>
    <style:style style:name="ce60" style:family="table-cell" style:parent-style-name="Default" style:data-style-name="N11">
      <style:table-cell-properties fo:border-bottom="0.74pt solid #000000" fo:border-left="none" fo:border-right="0.74pt solid #000000" fo:border-top="none"/>
      <style:text-properties fo:color="#2e7d3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dbdb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ut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6372" table:default-cell-style-name="Default"/>
        <table:table-row table:style-name="ro1">
          <table:table-cell/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LOF</text:p>
          </table:table-cell>
          <table:table-cell table:style-name="ce2" office:value-type="string" calcext:value-type="string">
            <text:p>DSP</text:p>
          </table:table-cell>
          <table:table-cell table:style-name="ce2"/>
          <table:table-cell office:value-type="string" calcext:value-type="string">
            <text:p>Cycles Summ</text:p>
          </table:table-cell>
          <table:table-cell table:style-name="ce2" office:value-type="string" calcext:value-type="string">
            <text:p>LUT/base</text:p>
          </table:table-cell>
          <table:table-cell table:style-name="ce2" office:value-type="string" calcext:value-type="string">
            <text:p>LUT/step</text:p>
          </table:table-cell>
          <table:table-cell table:style-name="ce8" office:value-type="string" calcext:value-type="string">
            <text:p>Speedup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verilog mul (*) 32x32</text:p>
          </table:table-cell>
          <table:table-cell table:style-name="ce17" office:value-type="float" office:value="5563" calcext:value-type="float">
            <text:p>5563</text:p>
          </table:table-cell>
          <table:table-cell table:number-columns-repeated="3"/>
          <table:table-cell table:style-name="ce5"/>
          <table:table-cell table:number-columns-repeated="16378"/>
        </table:table-row>
        <table:table-row table:style-name="ro1">
          <table:table-cell table:style-name="ce3" office:value-type="string" calcext:value-type="string">
            <text:p><text:span text:style-name="T1">diff+sq+ac</text:span> signed wires</text:p>
          </table:table-cell>
          <table:table-cell table:style-name="ce17" office:value-type="float" office:value="5168" calcext:value-type="float">
            <text:p>5168</text:p>
          </table:table-cell>
          <table:table-cell table:number-columns-repeated="3"/>
          <table:table-cell table:style-name="ce5"/>
          <table:table-cell table:number-columns-repeated="2"/>
          <table:table-cell table:style-name="ce12"/>
          <table:table-cell table:style-name="ce13"/>
          <table:table-cell table:number-columns-repeated="16374"/>
        </table:table-row>
        <table:table-row table:style-name="ro1">
          <table:table-cell office:value-type="string" calcext:value-type="string">
            <text:p>base no ext</text:p>
          </table:table-cell>
          <table:table-cell office:value-type="float" office:value="2751" calcext:value-type="float">
            <text:p>2751</text:p>
          </table:table-cell>
          <table:table-cell office:value-type="float" office:value="284898960" calcext:value-type="float">
            <text:p>284898960</text:p>
          </table:table-cell>
          <table:table-cell office:value-type="float" office:value="287757" calcext:value-type="float">
            <text:p>287757</text:p>
          </table:table-cell>
          <table:table-cell/>
          <table:table-cell table:style-name="ce5" table:formula="of:=[.C4]+100*[.D4]" office:value-type="float" office:value="313674660" calcext:value-type="float">
            <text:p>3136746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ilog mul (*) 24x24</text:p>
          </table:table-cell>
          <table:table-cell office:value-type="float" office:value="4350" calcext:value-type="float">
            <text:p>4350</text:p>
          </table:table-cell>
          <table:table-cell office:value-type="float" office:value="178438208" calcext:value-type="float">
            <text:p>178438208</text:p>
          </table:table-cell>
          <table:table-cell office:value-type="float" office:value="219583" calcext:value-type="float">
            <text:p>219583</text:p>
          </table:table-cell>
          <table:table-cell/>
          <table:table-cell table:style-name="ce5" table:formula="of:=[.C5]+100*[.D5]" office:value-type="float" office:value="200396508" calcext:value-type="float">
            <text:p>200396508</text:p>
          </table:table-cell>
          <table:table-cell table:formula="of:=[.B5]-[.$B$4]" office:value-type="float" office:value="1599" calcext:value-type="float">
            <text:p>1599</text:p>
          </table:table-cell>
          <table:table-cell/>
          <table:table-cell table:style-name="ce12" table:formula="of:=[.$F$4]/[.F5]" office:value-type="float" office:value="1.56527008943689" calcext:value-type="float">
            <text:p>1.57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long mul (*) 24x24</text:p>
          </table:table-cell>
          <table:table-cell office:value-type="float" office:value="2985" calcext:value-type="float">
            <text:p>2985</text:p>
          </table:table-cell>
          <table:table-cell office:value-type="float" office:value="186126933" calcext:value-type="float">
            <text:p>186126933</text:p>
          </table:table-cell>
          <table:table-cell office:value-type="float" office:value="224383" calcext:value-type="float">
            <text:p>224383</text:p>
          </table:table-cell>
          <table:table-cell/>
          <table:table-cell table:style-name="ce5" table:formula="of:=[.C6]+100*[.D6]" office:value-type="float" office:value="208565233" calcext:value-type="float">
            <text:p>208565233</text:p>
          </table:table-cell>
          <table:table-cell table:formula="of:=[.B6]-[.$B$4]" office:value-type="float" office:value="234" calcext:value-type="float">
            <text:p>234</text:p>
          </table:table-cell>
          <table:table-cell table:formula="of:=[.B6]-[.B4]" office:value-type="float" office:value="234" calcext:value-type="float">
            <text:p>234</text:p>
          </table:table-cell>
          <table:table-cell table:style-name="ce12" table:formula="of:=[.$F$4]/[.F6]" office:value-type="float" office:value="1.50396427768956" calcext:value-type="float">
            <text:p>1.50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long mul (*) 24x24 norm O(n)</text:p>
          </table:table-cell>
          <table:table-cell office:value-type="float" office:value="3067" calcext:value-type="float">
            <text:p>3067</text:p>
          </table:table-cell>
          <table:table-cell office:value-type="float" office:value="136598417" calcext:value-type="float">
            <text:p>136598417</text:p>
          </table:table-cell>
          <table:table-cell office:value-type="float" office:value="191884" calcext:value-type="float">
            <text:p>191884</text:p>
          </table:table-cell>
          <table:table-cell/>
          <table:table-cell table:style-name="ce5" table:formula="of:=[.C7]+100*[.D7]" office:value-type="float" office:value="155786817" calcext:value-type="float">
            <text:p>155786817</text:p>
          </table:table-cell>
          <table:table-cell table:formula="of:=[.B7]-[.$B$4]" office:value-type="float" office:value="316" calcext:value-type="float">
            <text:p>316</text:p>
          </table:table-cell>
          <table:table-cell table:formula="of:=[.B7]-[.B6]" office:value-type="float" office:value="82" calcext:value-type="float">
            <text:p>82</text:p>
          </table:table-cell>
          <table:table-cell table:style-name="ce12" table:formula="of:=[.$F$4]/[.F7]" office:value-type="float" office:value="2.01348654552715" calcext:value-type="float">
            <text:p>2.01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long mul (*) 24x24 norm O(logn)</text:p>
          </table:table-cell>
          <table:table-cell office:value-type="float" office:value="3160" calcext:value-type="float">
            <text:p>3160</text:p>
          </table:table-cell>
          <table:table-cell office:value-type="float" office:value="130527905" calcext:value-type="float">
            <text:p>130527905</text:p>
          </table:table-cell>
          <table:table-cell office:value-type="float" office:value="187960" calcext:value-type="float">
            <text:p>187960</text:p>
          </table:table-cell>
          <table:table-cell/>
          <table:table-cell table:style-name="ce5" table:formula="of:=[.C8]+100*[.D8]" office:value-type="float" office:value="149323905" calcext:value-type="float">
            <text:p>149323905</text:p>
          </table:table-cell>
          <table:table-cell table:formula="of:=[.B8]-[.$B$4]" office:value-type="float" office:value="409" calcext:value-type="float">
            <text:p>409</text:p>
          </table:table-cell>
          <table:table-cell table:formula="of:=[.B8]-[.B7]" office:value-type="float" office:value="93" calcext:value-type="float">
            <text:p>93</text:p>
          </table:table-cell>
          <table:table-cell table:style-name="ce12" table:formula="of:=[.$F$4]/[.F8]" office:value-type="float" office:value="2.10063258123339" calcext:value-type="float">
            <text:p>2.10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Sq (!= 0)</text:p>
          </table:table-cell>
          <table:table-cell office:value-type="float" office:value="3196" calcext:value-type="float">
            <text:p>3196</text:p>
          </table:table-cell>
          <table:table-cell office:value-type="float" office:value="126092383" calcext:value-type="float">
            <text:p>126092383</text:p>
          </table:table-cell>
          <table:table-cell office:value-type="float" office:value="185464" calcext:value-type="float">
            <text:p>185464</text:p>
          </table:table-cell>
          <table:table-cell/>
          <table:table-cell table:style-name="ce5" table:formula="of:=[.C9]+100*[.D9]" office:value-type="float" office:value="144638783" calcext:value-type="float">
            <text:p>144638783</text:p>
          </table:table-cell>
          <table:table-cell table:formula="of:=[.B9]-[.$B$4]" office:value-type="float" office:value="445" calcext:value-type="float">
            <text:p>445</text:p>
          </table:table-cell>
          <table:table-cell table:formula="of:=[.B9]-[.B8]" office:value-type="float" office:value="36" calcext:value-type="float">
            <text:p>36</text:p>
          </table:table-cell>
          <table:table-cell table:style-name="ce12" table:formula="of:=[.$F$4]/[.F9]" office:value-type="float" office:value="2.16867601824332" calcext:value-type="float">
            <text:p>2.17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diff+sq</text:p>
          </table:table-cell>
          <table:table-cell office:value-type="float" office:value="3678" calcext:value-type="float">
            <text:p>3678</text:p>
          </table:table-cell>
          <table:table-cell office:value-type="float" office:value="74610413" calcext:value-type="float">
            <text:p>74610413</text:p>
          </table:table-cell>
          <table:table-cell office:value-type="float" office:value="295534" calcext:value-type="float">
            <text:p>295534</text:p>
          </table:table-cell>
          <table:table-cell/>
          <table:table-cell table:style-name="ce5" table:formula="of:=[.C10]+100*[.D10]" office:value-type="float" office:value="104163813" calcext:value-type="float">
            <text:p>104163813</text:p>
          </table:table-cell>
          <table:table-cell table:formula="of:=[.B10]-[.$B$4]" office:value-type="float" office:value="927" calcext:value-type="float">
            <text:p>927</text:p>
          </table:table-cell>
          <table:table-cell table:formula="of:=[.B10]-[.B9]" office:value-type="float" office:value="482" calcext:value-type="float">
            <text:p>482</text:p>
          </table:table-cell>
          <table:table-cell table:style-name="ce12" table:formula="of:=[.$F$4]/[.F10]" office:value-type="float" office:value="3.01135923278845" calcext:value-type="float">
            <text:p>3.01</text:p>
          </table:table-cell>
          <table:table-cell table:style-name="ce13"/>
          <table:table-cell table:style-name="ce16"/>
          <table:table-cell table:number-columns-repeated="16373"/>
        </table:table-row>
        <table:table-row table:style-name="ro1">
          <table:table-cell office:value-type="string" calcext:value-type="string">
            <text:p>diff+sq / xfsq</text:p>
          </table:table-cell>
          <table:table-cell office:value-type="float" office:value="3730" calcext:value-type="float">
            <text:p>3730</text:p>
          </table:table-cell>
          <table:table-cell office:value-type="float" office:value="74026130" calcext:value-type="float">
            <text:p>74026130</text:p>
          </table:table-cell>
          <table:table-cell office:value-type="float" office:value="186232" calcext:value-type="float">
            <text:p>186232</text:p>
          </table:table-cell>
          <table:table-cell/>
          <table:table-cell table:style-name="ce5" table:formula="of:=[.C11]+100*[.D11]" office:value-type="float" office:value="92649330" calcext:value-type="float">
            <text:p>92649330</text:p>
          </table:table-cell>
          <table:table-cell table:formula="of:=[.B11]-[.$B$4]" office:value-type="float" office:value="979" calcext:value-type="float">
            <text:p>979</text:p>
          </table:table-cell>
          <table:table-cell table:formula="of:=[.B11]-[.B10]" office:value-type="float" office:value="52" calcext:value-type="float">
            <text:p>52</text:p>
          </table:table-cell>
          <table:table-cell table:style-name="ce12" table:formula="of:=[.$F$4]/[.F11]" office:value-type="float" office:value="3.38561174700346" calcext:value-type="float">
            <text:p>3.39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6" office:value-type="string" calcext:value-type="string">
            <text:p>reversed norm-bugfix</text:p>
          </table:table-cell>
          <table:table-cell table:style-name="ce18" office:value-type="float" office:value="3776" calcext:value-type="float">
            <text:p>3776</text:p>
          </table:table-cell>
          <table:table-cell table:style-name="ce18" table:number-columns-repeated="5"/>
          <table:table-cell table:style-name="ce18" table:formula="of:=[.B12]-[.B11]" office:value-type="float" office:value="46" calcext:value-type="float">
            <text:p>46</text:p>
          </table:table-cell>
          <table:table-cell table:style-name="ce18" table:number-columns-repeated="16376"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3927" calcext:value-type="float">
            <text:p>3927</text:p>
          </table:table-cell>
          <table:table-cell table:number-columns-repeated="5"/>
          <table:table-cell table:formula="of:=[.B13]-[.B12]" office:value-type="float" office:value="151" calcext:value-type="float">
            <text:p>15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neg inputs</text:p>
          </table:table-cell>
          <table:table-cell table:style-name="ce19" office:value-type="float" office:value="4042" calcext:value-type="float">
            <text:p>4042</text:p>
          </table:table-cell>
          <table:table-cell table:style-name="ce21" office:value-type="string" calcext:value-type="string">
            <text:p>Fixes LUT</text:p>
          </table:table-cell>
          <table:table-cell table:style-name="ce19" table:number-columns-repeated="4"/>
          <table:table-cell table:formula="of:=[.B14]-[.B13]" office:value-type="float" office:value="115" calcext:value-type="float">
            <text:p>115</text:p>
          </table:table-cell>
          <table:table-cell table:style-name="ce19" table:number-columns-repeated="16376"/>
        </table:table-row>
        <table:table-row table:style-name="ro1">
          <table:table-cell table:style-name="ce9" office:value-type="string" calcext:value-type="string">
            <text:p>up norm</text:p>
          </table:table-cell>
          <table:table-cell table:style-name="ce20" office:value-type="float" office:value="4182" calcext:value-type="float">
            <text:p>4182</text:p>
          </table:table-cell>
          <table:table-cell table:style-name="ce20" table:formula="of:=[.B15]-[.B11]" office:value-type="float" office:value="452" calcext:value-type="float">
            <text:p>452</text:p>
          </table:table-cell>
          <table:table-cell table:style-name="ce20" table:number-columns-repeated="4"/>
          <table:table-cell table:style-name="ce20" table:formula="of:=[.B15]-[.B14]" office:value-type="float" office:value="140" calcext:value-type="float">
            <text:p>140</text:p>
          </table:table-cell>
          <table:table-cell table:style-name="ce20" table:number-columns-repeated="16376"/>
        </table:table-row>
        <table:table-row table:style-name="ro1">
          <table:table-cell office:value-type="string" calcext:value-type="string">
            <text:p>accum</text:p>
          </table:table-cell>
          <table:table-cell office:value-type="float" office:value="4755" calcext:value-type="float">
            <text:p>4755</text:p>
          </table:table-cell>
          <table:table-cell table:number-columns-repeated="4"/>
          <table:table-cell table:formula="of:=[.B16]-[.$B$4]" office:value-type="float" office:value="2004" calcext:value-type="float">
            <text:p>2004</text:p>
          </table:table-cell>
          <table:table-cell table:formula="of:=[.B16]-[.B15]" office:value-type="float" office:value="573" calcext:value-type="float">
            <text:p>5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eg accum</text:p>
          </table:table-cell>
          <table:table-cell office:value-type="float" office:value="4991" calcext:value-type="float">
            <text:p>4991</text:p>
          </table:table-cell>
          <table:table-cell table:number-columns-repeated="4"/>
          <table:table-cell table:formula="of:=[.B17]-[.$B$4]" office:value-type="float" office:value="2240" calcext:value-type="float">
            <text:p>2240</text:p>
          </table:table-cell>
          <table:table-cell table:formula="of:=[.B17]-[.B16]" office:value-type="float" office:value="236" calcext:value-type="float">
            <text:p>2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sed sumdiff</text:p>
          </table:table-cell>
          <table:table-cell office:value-type="float" office:value="4512" calcext:value-type="float">
            <text:p>4512</text:p>
          </table:table-cell>
          <table:table-cell table:number-columns-repeated="4"/>
          <table:table-cell table:formula="of:=[.B18]-[.$B$4]" office:value-type="float" office:value="1761" calcext:value-type="float">
            <text:p>1761</text:p>
          </table:table-cell>
          <table:table-cell table:formula="of:=[.B18]-[.B17]" office:value-type="float" office:value="-479" calcext:value-type="float">
            <text:p>-479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umdiff norm + mulnorm unused</text:p>
          </table:table-cell>
          <table:table-cell office:value-type="float" office:value="4573" calcext:value-type="float">
            <text:p>4573</text:p>
          </table:table-cell>
          <table:table-cell table:number-columns-repeated="4"/>
          <table:table-cell table:formula="of:=[.B19]-[.$B$4]" office:value-type="float" office:value="1822" calcext:value-type="float">
            <text:p>1822</text:p>
          </table:table-cell>
          <table:table-cell table:formula="of:=[.B19]-[.B18]" office:value-type="float" office:value="61" calcext:value-type="float">
            <text:p>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ff+sq+ac (ret acc)</text:p>
          </table:table-cell>
          <table:table-cell office:value-type="float" office:value="4623" calcext:value-type="float">
            <text:p>4623</text:p>
          </table:table-cell>
          <table:table-cell office:value-type="float" office:value="45903729" calcext:value-type="float">
            <text:p>45903729</text:p>
          </table:table-cell>
          <table:table-cell office:value-type="float" office:value="187468" calcext:value-type="float">
            <text:p>187468</text:p>
          </table:table-cell>
          <table:table-cell/>
          <table:table-cell table:style-name="ce5" table:formula="of:=[.C20]+100*[.D20]" office:value-type="float" office:value="64650529" calcext:value-type="float">
            <text:p>64650529</text:p>
          </table:table-cell>
          <table:table-cell table:formula="of:=[.B20]-[.$B$4]" office:value-type="float" office:value="1872" calcext:value-type="float">
            <text:p>1872</text:p>
          </table:table-cell>
          <table:table-cell table:formula="of:=[.B20]-[.B19]" office:value-type="float" office:value="50" calcext:value-type="float">
            <text:p>50</text:p>
          </table:table-cell>
          <table:table-cell table:style-name="ce12" table:formula="of:=[.$F$4]/[.F20]" office:value-type="float" office:value="4.85184985880007" calcext:value-type="float">
            <text:p>4.85</text:p>
          </table:table-cell>
          <table:table-cell table:style-name="ce26" office:value-type="string" calcext:value-type="string">
            <text:p>Perf hit</text:p>
          </table:table-cell>
          <table:table-cell table:style-name="ce30" office:value-type="string" calcext:value-type="string">
            <text:p>LUT sa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 O(n) x2</text:p>
          </table:table-cell>
          <table:table-cell office:value-type="float" office:value="4292" calcext:value-type="float">
            <text:p>4292</text:p>
          </table:table-cell>
          <table:table-cell office:value-type="float" office:value="45907415" calcext:value-type="float">
            <text:p>45907415</text:p>
          </table:table-cell>
          <table:table-cell office:value-type="float" office:value="191116" calcext:value-type="float">
            <text:p>191116</text:p>
          </table:table-cell>
          <table:table-cell/>
          <table:table-cell table:style-name="ce5" table:formula="of:=[.C21]+100*[.D21]" office:value-type="float" office:value="65019015" calcext:value-type="float">
            <text:p>65019015</text:p>
          </table:table-cell>
          <table:table-cell table:formula="of:=[.B21]-[.$B$4]" office:value-type="float" office:value="1541" calcext:value-type="float">
            <text:p>1541</text:p>
          </table:table-cell>
          <table:table-cell table:formula="of:=[.B21]-[.B20]" office:value-type="float" office:value="-331" calcext:value-type="float">
            <text:p>-331</text:p>
          </table:table-cell>
          <table:table-cell table:style-name="ce12" table:formula="of:=[.$F$4]/[.F21]" office:value-type="float" office:value="4.82435269128577" calcext:value-type="float">
            <text:p>4.82</text:p>
          </table:table-cell>
          <table:table-cell table:style-name="ce27" table:formula="of:=[.F20]/[.F21]-1" office:value-type="percentage" office:value="-0.00566735746458169" calcext:value-type="percentage">
            <text:p>-0.57%</text:p>
          </table:table-cell>
          <table:table-cell table:style-name="ce31" table:formula="of:=[.B20]/[.B21]-1" office:value-type="percentage" office:value="0.0771202236719477" calcext:value-type="percentage">
            <text:p>7.71%</text:p>
          </table:table-cell>
          <table:table-cell table:style-name="ce2" office:value-type="string" calcext:value-type="string">
            <text:p>easy rounding!</text:p>
          </table:table-cell>
          <table:table-cell table:number-columns-repeated="16372"/>
        </table:table-row>
        <table:table-row table:style-name="ro1">
          <table:table-cell table:style-name="ce29" office:value-type="string" calcext:value-type="string">
            <text:p>final touches + no if a==0</text:p>
          </table:table-cell>
          <table:table-cell table:style-name="ce29" office:value-type="float" office:value="4287" calcext:value-type="float">
            <text:p>4287</text:p>
          </table:table-cell>
          <table:table-cell table:style-name="ce29" office:value-type="float" office:value="45999833" calcext:value-type="float">
            <text:p>45999833</text:p>
          </table:table-cell>
          <table:table-cell table:style-name="ce29" office:value-type="float" office:value="190924" calcext:value-type="float">
            <text:p>190924</text:p>
          </table:table-cell>
          <table:table-cell table:style-name="ce29"/>
          <table:table-cell table:style-name="ce43" table:formula="of:=[.C22]+100*[.D22]" office:value-type="float" office:value="65092233" calcext:value-type="float">
            <text:p>65092233</text:p>
          </table:table-cell>
          <table:table-cell table:style-name="ce29" table:formula="of:=[.B22]-[.$B$4]" office:value-type="float" office:value="1536" calcext:value-type="float">
            <text:p>1536</text:p>
          </table:table-cell>
          <table:table-cell table:style-name="ce29" table:formula="of:=[.B22]-[.B21]" office:value-type="float" office:value="-5" calcext:value-type="float">
            <text:p>-5</text:p>
          </table:table-cell>
          <table:table-cell table:style-name="ce47" table:formula="of:=[.$F$4]/[.F22]" office:value-type="float" office:value="4.81892609214989" calcext:value-type="float">
            <text:p>4.82</text:p>
          </table:table-cell>
          <table:table-cell table:style-name="ce52" table:formula="of:=[.F21]/[.F22]-1" office:value-type="percentage" office:value="-0.00112483466345359" calcext:value-type="percentage">
            <text:p>-0.11%</text:p>
          </table:table-cell>
          <table:table-cell table:style-name="ce58" table:formula="of:=[.B21]/[.B22]-1" office:value-type="percentage" office:value="0.00116631677163515" calcext:value-type="percentage">
            <text:p>0.12%</text:p>
          </table:table-cell>
          <table:table-cell table:style-name="ce29" table:number-columns-repeated="16373"/>
        </table:table-row>
        <table:table-row table:style-name="ro1">
          <table:table-cell table:style-name="ce33" office:value-type="string" calcext:value-type="string">
            <text:p>final touches + if a==0 in exp</text:p>
          </table:table-cell>
          <table:table-cell table:style-name="ce33" office:value-type="float" office:value="4328" calcext:value-type="float">
            <text:p>4328</text:p>
          </table:table-cell>
          <table:table-cell table:style-name="ce33" office:value-type="float" office:value="45599817" calcext:value-type="float">
            <text:p>45599817</text:p>
          </table:table-cell>
          <table:table-cell table:style-name="ce33" office:value-type="float" office:value="190924" calcext:value-type="float">
            <text:p>190924</text:p>
          </table:table-cell>
          <table:table-cell table:style-name="ce33"/>
          <table:table-cell table:style-name="ce44" table:formula="of:=[.C23]+100*[.D23]" office:value-type="float" office:value="64692217" calcext:value-type="float">
            <text:p>64692217</text:p>
          </table:table-cell>
          <table:table-cell table:style-name="ce33" table:formula="of:=[.B23]-[.$B$4]" office:value-type="float" office:value="1577" calcext:value-type="float">
            <text:p>1577</text:p>
          </table:table-cell>
          <table:table-cell table:style-name="ce33" table:formula="of:=[.B23]-[.B22]" office:value-type="float" office:value="41" calcext:value-type="float">
            <text:p>41</text:p>
          </table:table-cell>
          <table:table-cell table:style-name="ce48" table:formula="of:=[.$F$4]/[.F23]" office:value-type="float" office:value="4.84872330159902" calcext:value-type="float">
            <text:p>4.85</text:p>
          </table:table-cell>
          <table:table-cell table:style-name="ce28" table:formula="of:=[.F22]/[.F23]-1" office:value-type="percentage" office:value="0.00618337133197966" calcext:value-type="percentage">
            <text:p>0.62%</text:p>
          </table:table-cell>
          <table:table-cell table:style-name="ce32" table:formula="of:=[.B22]/[.B23]-1" office:value-type="percentage" office:value="-0.00947319778188538" calcext:value-type="percentage">
            <text:p>-0.95%</text:p>
          </table:table-cell>
          <table:table-cell table:style-name="ce33" table:number-columns-repeated="16373"/>
        </table:table-row>
        <table:table-row table:style-name="ro1">
          <table:table-cell table:style-name="ce33" office:value-type="string" calcext:value-type="string">
            <text:p>final touches + no if a + fastnorm&gt;&gt;</text:p>
          </table:table-cell>
          <table:table-cell table:style-name="ce33" office:value-type="float" office:value="4404" calcext:value-type="float">
            <text:p>4404</text:p>
          </table:table-cell>
          <table:table-cell table:style-name="ce33" office:value-type="float" office:value="45996147" calcext:value-type="float">
            <text:p>45996147</text:p>
          </table:table-cell>
          <table:table-cell table:style-name="ce33" office:value-type="float" office:value="187276" calcext:value-type="float">
            <text:p>187276</text:p>
          </table:table-cell>
          <table:table-cell table:style-name="ce33"/>
          <table:table-cell table:style-name="ce44" table:formula="of:=[.C24]+100*[.D24]" office:value-type="float" office:value="64723747" calcext:value-type="float">
            <text:p>64723747</text:p>
          </table:table-cell>
          <table:table-cell table:style-name="ce33" table:formula="of:=[.B24]-[.$B$4]" office:value-type="float" office:value="1653" calcext:value-type="float">
            <text:p>1653</text:p>
          </table:table-cell>
          <table:table-cell table:style-name="ce33" table:formula="of:=[.B24]-[.B23]" office:value-type="float" office:value="76" calcext:value-type="float">
            <text:p>76</text:p>
          </table:table-cell>
          <table:table-cell table:style-name="ce48" table:formula="of:=[.$F$4]/[.F24]" office:value-type="float" office:value="4.84636125902909" calcext:value-type="float">
            <text:p>4.85</text:p>
          </table:table-cell>
          <table:table-cell table:style-name="ce28" table:formula="of:=[.F22]/[.F24]-1" office:value-type="percentage" office:value="0.00569321179751836" calcext:value-type="percentage">
            <text:p>0.57%</text:p>
          </table:table-cell>
          <table:table-cell table:style-name="ce32" table:formula="of:=[.B22]/[.B24]-1" office:value-type="percentage" office:value="-0.026566757493188" calcext:value-type="percentage">
            <text:p>-2.66%</text:p>
          </table:table-cell>
          <table:table-cell table:style-name="ce33" table:number-columns-repeated="16373"/>
        </table:table-row>
        <table:table-row table:style-name="ro1">
          <table:table-cell table:style-name="ce34" office:value-type="string" calcext:value-type="string">
            <text:p>final no round</text:p>
          </table:table-cell>
          <table:table-cell table:style-name="ce40" office:value-type="float" office:value="4298" calcext:value-type="float">
            <text:p>4298</text:p>
          </table:table-cell>
          <table:table-cell table:style-name="ce40" office:value-type="float" office:value="45999833" calcext:value-type="float">
            <text:p>45999833</text:p>
          </table:table-cell>
          <table:table-cell table:style-name="ce40" office:value-type="float" office:value="190924" calcext:value-type="float">
            <text:p>190924</text:p>
          </table:table-cell>
          <table:table-cell table:style-name="ce40"/>
          <table:table-cell table:style-name="ce44" table:formula="of:=[.C25]+100*[.D25]" office:value-type="float" office:value="65092233" calcext:value-type="float">
            <text:p>65092233</text:p>
          </table:table-cell>
          <table:table-cell table:style-name="ce33" table:formula="of:=[.B25]-[.$B$4]" office:value-type="float" office:value="1547" calcext:value-type="float">
            <text:p>1547</text:p>
          </table:table-cell>
          <table:table-cell table:style-name="ce33" table:formula="of:=[.B25]-[.B24]" office:value-type="float" office:value="-106" calcext:value-type="float">
            <text:p>-106</text:p>
          </table:table-cell>
          <table:table-cell table:style-name="ce48" table:formula="of:=[.$F$4]/[.F25]" office:value-type="float" office:value="4.81892609214989" calcext:value-type="float">
            <text:p>4.82</text:p>
          </table:table-cell>
          <table:table-cell table:style-name="ce54"/>
          <table:table-cell table:style-name="ce60"/>
          <table:table-cell table:style-name="ce40" table:number-columns-repeated="16373"/>
        </table:table-row>
        <table:table-row table:style-name="ro1">
          <table:table-cell table:style-name="Default" office:value-type="string" calcext:value-type="string">
            <text:p>riscv_inline.h</text:p>
          </table:table-cell>
          <table:table-cell/>
          <table:table-cell office:value-type="float" office:value="44698733" calcext:value-type="float">
            <text:p>44698733</text:p>
          </table:table-cell>
          <table:table-cell office:value-type="float" office:value="182670" calcext:value-type="float">
            <text:p>182670</text:p>
          </table:table-cell>
          <table:table-cell/>
          <table:table-cell table:style-name="ce5" table:formula="of:=[.C26]+100*[.D26]" office:value-type="float" office:value="62965733" calcext:value-type="float">
            <text:p>62965733</text:p>
          </table:table-cell>
          <table:table-cell table:number-columns-repeated="2"/>
          <table:table-cell table:style-name="ce12" table:formula="of:=[.$F$4]/[.F26]" office:value-type="float" office:value="4.98167249160746" calcext:value-type="float">
            <text:p>4.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ed dsqa elsewhere</text:p>
          </table:table-cell>
          <table:table-cell/>
          <table:table-cell office:value-type="float" office:value="44697016" calcext:value-type="float">
            <text:p>44697016</text:p>
          </table:table-cell>
          <table:table-cell office:value-type="float" office:value="150970" calcext:value-type="float">
            <text:p>150970</text:p>
          </table:table-cell>
          <table:table-cell/>
          <table:table-cell table:style-name="ce5" table:formula="of:=[.C27]+100*[.D27]" office:value-type="float" office:value="59794016" calcext:value-type="float">
            <text:p>59794016</text:p>
          </table:table-cell>
          <table:table-cell table:number-columns-repeated="2"/>
          <table:table-cell table:style-name="ce61" table:formula="of:=[.$F$4]/[.F27]" office:value-type="float" office:value="5.24592059513113" calcext:value-type="float">
            <text:p>5.25</text:p>
          </table:table-cell>
          <table:table-cell table:number-columns-repeated="16375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Default" office:value-type="string" calcext:value-type="string">
            <text:p>round c</text:p>
          </table:table-cell>
          <table:table-cell office:value-type="float" office:value="4407" calcext:value-type="float">
            <text:p>4407</text:p>
          </table:table-cell>
          <table:table-cell table:number-columns-repeated="1638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cod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ce2"/>
        <table:table-column table:style-name="co13" table:number-columns-repeated="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1"/>
        <table:table-column table:style-name="co16" table:number-columns-repeated="2" table:default-cell-style-name="Default"/>
        <table:table-column table:style-name="co16" table:default-cell-style-name="ce11"/>
        <table:table-column table:style-name="co16" table:default-cell-style-name="Default"/>
        <table:table-column table:style-name="co16" table:number-columns-repeated="2" table:default-cell-style-name="ce11"/>
        <table:table-column table:style-name="co5" table:number-columns-repeated="16357" table:default-cell-style-name="Default"/>
        <table:table-row table:style-name="ro1">
          <table:table-cell table:style-name="ce4" table:number-columns-repeated="12"/>
          <table:table-cell table:style-name="ce4" office:value-type="string" calcext:value-type="string">
            <text:p>Fct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4" office:value-type="string" calcext:value-type="string">
            <text:p>Fct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4" office:value-type="string" calcext:value-type="string">
            <text:p>Op</text:p>
          </table:table-cell>
          <table:table-cell table:style-name="ce4"/>
          <table:table-cell table:style-name="ce10" office:value-type="string" calcext:value-type="string">
            <text:p>F7</text:p>
          </table:table-cell>
          <table:table-cell table:style-name="ce4" office:value-type="string" calcext:value-type="string">
            <text:p>Rs2</text:p>
          </table:table-cell>
          <table:table-cell table:style-name="ce4" office:value-type="string" calcext:value-type="string">
            <text:p>Rs1</text:p>
          </table:table-cell>
          <table:table-cell table:style-name="ce10" office:value-type="string" calcext:value-type="string">
            <text:p>F3</text:p>
          </table:table-cell>
          <table:table-cell table:style-name="ce4" office:value-type="string" calcext:value-type="string">
            <text:p>Rd</text:p>
          </table:table-cell>
          <table:table-cell table:number-columns-repeated="2" table:style-name="ce10" office:value-type="string" calcext:value-type="string">
            <text:p>Op</text:p>
          </table:table-cell>
          <table:table-cell table:style-name="ce4" table:number-columns-repeated="16357"/>
        </table:table-row>
        <table:table-row table:style-name="ro1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00c5850b</text:p>
          </table:table-cell>
          <table:table-cell table:style-name="ce2" table:formula="of:=MID([.$C6];[.D$2]+1;2)" office:value-type="string" office:string-value="00" calcext:value-type="string">
            <text:p>00</text:p>
          </table:table-cell>
          <table:table-cell table:style-name="ce2" table:formula="of:=MID([.$C6];[.E$2]+1;2)" office:value-type="string" office:string-value="c5" calcext:value-type="string">
            <text:p>c5</text:p>
          </table:table-cell>
          <table:table-cell table:style-name="ce2" table:formula="of:=MID([.$C6];[.F$2]+1;2)" office:value-type="string" office:string-value="85" calcext:value-type="string">
            <text:p>85</text:p>
          </table:table-cell>
          <table:table-cell table:style-name="ce2" table:formula="of:=MID([.$C6];[.G$2]+1;2)" office:value-type="string" office:string-value="0b" calcext:value-type="string">
            <text:p>0b</text:p>
          </table:table-cell>
          <table:table-cell table:style-name="ce2" table:formula="of:=HEX2BIN([.D6];8)" office:value-type="string" office:string-value="00000000" calcext:value-type="string">
            <text:p>00000000</text:p>
          </table:table-cell>
          <table:table-cell table:style-name="ce2" table:formula="of:=HEX2BIN([.E6];8)" office:value-type="string" office:string-value="11000101" calcext:value-type="string">
            <text:p>11000101</text:p>
          </table:table-cell>
          <table:table-cell table:style-name="ce2" table:formula="of:=HEX2BIN([.F6];8)" office:value-type="string" office:string-value="10000101" calcext:value-type="string">
            <text:p>10000101</text:p>
          </table:table-cell>
          <table:table-cell table:style-name="ce2" table:formula="of:=HEX2BIN([.G6];8)" office:value-type="string" office:string-value="00001011" calcext:value-type="string">
            <text:p>00001011</text:p>
          </table:table-cell>
          <table:table-cell table:formula="of:=[.H6]&amp;[.I6]&amp;[.J6]&amp;[.K6]" office:value-type="string" office:string-value="00000000110001011000010100001011" calcext:value-type="string">
            <text:p>00000000110001011000010100001011</text:p>
          </table:table-cell>
          <table:table-cell table:style-name="ce5" table:formula="of:=MID([.$L6];32-[.M$2];[.M$2]-[.N$2])" office:value-type="string" office:string-value="0000000" calcext:value-type="string">
            <text:p>0000000</text:p>
          </table:table-cell>
          <table:table-cell table:style-name="ce5" table:formula="of:=MID([.$L6];32-[.N$2];[.N$2]-[.O$2])" office:value-type="string" office:string-value="01100" calcext:value-type="string">
            <text:p>01100</text:p>
          </table:table-cell>
          <table:table-cell table:style-name="ce5" table:formula="of:=MID([.$L6];32-[.O$2];[.O$2]-[.P$2])" office:value-type="string" office:string-value="01011" calcext:value-type="string">
            <text:p>01011</text:p>
          </table:table-cell>
          <table:table-cell table:style-name="ce5" table:formula="of:=MID([.$L6];32-[.P$2];[.P$2]-[.Q$2])" office:value-type="string" office:string-value="000" calcext:value-type="string">
            <text:p>000</text:p>
          </table:table-cell>
          <table:table-cell table:style-name="ce5" table:formula="of:=MID([.$L6];32-[.Q$2];[.Q$2]-[.R$2])" office:value-type="string" office:string-value="01010" calcext:value-type="string">
            <text:p>01010</text:p>
          </table:table-cell>
          <table:table-cell table:style-name="ce5" table:formula="of:=MID([.$L6];32-[.R$2];[.R$2]-[.S$2])" office:value-type="string" office:string-value="00010" calcext:value-type="string">
            <text:p>00010</text:p>
          </table:table-cell>
          <table:table-cell table:style-name="ce5" table:formula="of:=MID([.$L6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6])" office:value-type="float" office:value="0" calcext:value-type="float">
            <text:p>0</text:p>
          </table:table-cell>
          <table:table-cell table:formula="of:=BIN2DEC([.N6])" office:value-type="float" office:value="12" calcext:value-type="float">
            <text:p>12</text:p>
          </table:table-cell>
          <table:table-cell table:formula="of:=BIN2DEC([.O6])" office:value-type="float" office:value="11" calcext:value-type="float">
            <text:p>11</text:p>
          </table:table-cell>
          <table:table-cell table:formula="of:=BIN2DEC([.P6])" office:value-type="float" office:value="0" calcext:value-type="float">
            <text:p>0</text:p>
          </table:table-cell>
          <table:table-cell table:formula="of:=BIN2DEC([.Q6])" office:value-type="float" office:value="10" calcext:value-type="float">
            <text:p>10</text:p>
          </table:table-cell>
          <table:table-cell table:formula="of:=BIN2DEC([.R6])" office:value-type="float" office:value="2" calcext:value-type="float">
            <text:p>2</text:p>
          </table:table-cell>
          <table:table-cell table:formula="of:=BIN2DEC([.S6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7]&amp;[.E7]&amp;[.F7]&amp;[.G7]" office:value-type="string" office:string-value="0005950B" calcext:value-type="string">
            <text:p>0005950B</text:p>
          </table:table-cell>
          <table:table-cell table:style-name="ce2" table:formula="of:=BIN2HEX([.H7];2)" office:value-type="string" office:string-value="00" calcext:value-type="string">
            <text:p>00</text:p>
          </table:table-cell>
          <table:table-cell table:style-name="ce2" table:formula="of:=BIN2HEX([.I7];2)" office:value-type="string" office:string-value="05" calcext:value-type="string">
            <text:p>05</text:p>
          </table:table-cell>
          <table:table-cell table:style-name="ce2" table:formula="of:=BIN2HEX([.J7];2)" office:value-type="string" office:string-value="95" calcext:value-type="string">
            <text:p>95</text:p>
          </table:table-cell>
          <table:table-cell table:style-name="ce2" table:formula="of:=BIN2HEX([.K7];2)" office:value-type="string" office:string-value="0B" calcext:value-type="string">
            <text:p>0B</text:p>
          </table:table-cell>
          <table:table-cell table:style-name="ce2" table:formula="of:=MID([.$L7];[.H$2]+1;8)" office:value-type="string" office:string-value="00000000" calcext:value-type="string">
            <text:p>00000000</text:p>
          </table:table-cell>
          <table:table-cell table:style-name="ce2" table:formula="of:=MID([.$L7];[.I$2]+1;8)" office:value-type="string" office:string-value="00000101" calcext:value-type="string">
            <text:p>00000101</text:p>
          </table:table-cell>
          <table:table-cell table:style-name="ce2" table:formula="of:=MID([.$L7];[.J$2]+1;8)" office:value-type="string" office:string-value="10010101" calcext:value-type="string">
            <text:p>10010101</text:p>
          </table:table-cell>
          <table:table-cell table:style-name="ce2" table:formula="of:=MID([.$L7];[.K$2]+1;8)" office:value-type="string" office:string-value="00001011" calcext:value-type="string">
            <text:p>00001011</text:p>
          </table:table-cell>
          <table:table-cell table:formula="of:=[.M7]&amp;[.N7]&amp;[.O7]&amp;[.P7]&amp;[.Q7]&amp;[.R7]&amp;[.S7]" office:value-type="string" office:string-value="00000000000001011001010100001011" calcext:value-type="string">
            <text:p>00000000000001011001010100001011</text:p>
          </table:table-cell>
          <table:table-cell table:formula="of:=DEC2BIN([.U7];[.M$2]-[.N$2])" office:value-type="string" office:string-value="0000000" calcext:value-type="string">
            <text:p>0000000</text:p>
          </table:table-cell>
          <table:table-cell table:formula="of:=DEC2BIN([.V7];[.N$2]-[.O$2])" office:value-type="string" office:string-value="00000" calcext:value-type="string">
            <text:p>00000</text:p>
          </table:table-cell>
          <table:table-cell table:formula="of:=DEC2BIN([.W7];[.O$2]-[.P$2])" office:value-type="string" office:string-value="01011" calcext:value-type="string">
            <text:p>01011</text:p>
          </table:table-cell>
          <table:table-cell table:formula="of:=DEC2BIN([.X7];[.P$2]-[.Q$2])" office:value-type="string" office:string-value="001" calcext:value-type="string">
            <text:p>001</text:p>
          </table:table-cell>
          <table:table-cell table:formula="of:=DEC2BIN([.Y7];[.Q$2]-[.R$2])" office:value-type="string" office:string-value="01010" calcext:value-type="string">
            <text:p>01010</text:p>
          </table:table-cell>
          <table:table-cell table:formula="of:=DEC2BIN([.Z7];[.R$2]-[.S$2])" office:value-type="string" office:string-value="00010" calcext:value-type="string">
            <text:p>00010</text:p>
          </table:table-cell>
          <table:table-cell table:formula="of:=DEC2BIN([.AA7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8]&amp;[.E8]&amp;[.F8]&amp;[.G8]" office:value-type="string" office:string-value="00C5A50B" calcext:value-type="string">
            <text:p>00C5A50B</text:p>
          </table:table-cell>
          <table:table-cell table:style-name="ce2" table:formula="of:=BIN2HEX([.H8];2)" office:value-type="string" office:string-value="00" calcext:value-type="string">
            <text:p>00</text:p>
          </table:table-cell>
          <table:table-cell table:style-name="ce2" table:formula="of:=BIN2HEX([.I8];2)" office:value-type="string" office:string-value="C5" calcext:value-type="string">
            <text:p>C5</text:p>
          </table:table-cell>
          <table:table-cell table:style-name="ce2" table:formula="of:=BIN2HEX([.J8];2)" office:value-type="string" office:string-value="A5" calcext:value-type="string">
            <text:p>A5</text:p>
          </table:table-cell>
          <table:table-cell table:style-name="ce2" table:formula="of:=BIN2HEX([.K8];2)" office:value-type="string" office:string-value="0B" calcext:value-type="string">
            <text:p>0B</text:p>
          </table:table-cell>
          <table:table-cell table:style-name="ce2" table:formula="of:=MID([.$L8];[.H$2]+1;8)" office:value-type="string" office:string-value="00000000" calcext:value-type="string">
            <text:p>00000000</text:p>
          </table:table-cell>
          <table:table-cell table:style-name="ce2" table:formula="of:=MID([.$L8];[.I$2]+1;8)" office:value-type="string" office:string-value="11000101" calcext:value-type="string">
            <text:p>11000101</text:p>
          </table:table-cell>
          <table:table-cell table:style-name="ce2" table:formula="of:=MID([.$L8];[.J$2]+1;8)" office:value-type="string" office:string-value="10100101" calcext:value-type="string">
            <text:p>10100101</text:p>
          </table:table-cell>
          <table:table-cell table:style-name="ce2" table:formula="of:=MID([.$L8];[.K$2]+1;8)" office:value-type="string" office:string-value="00001011" calcext:value-type="string">
            <text:p>00001011</text:p>
          </table:table-cell>
          <table:table-cell table:formula="of:=[.M8]&amp;[.N8]&amp;[.O8]&amp;[.P8]&amp;[.Q8]&amp;[.R8]&amp;[.S8]" office:value-type="string" office:string-value="00000000110001011010010100001011" calcext:value-type="string">
            <text:p>00000000110001011010010100001011</text:p>
          </table:table-cell>
          <table:table-cell table:formula="of:=DEC2BIN([.U8];[.M$2]-[.N$2])" office:value-type="string" office:string-value="0000000" calcext:value-type="string">
            <text:p>0000000</text:p>
          </table:table-cell>
          <table:table-cell table:formula="of:=DEC2BIN([.V8];[.N$2]-[.O$2])" office:value-type="string" office:string-value="01100" calcext:value-type="string">
            <text:p>01100</text:p>
          </table:table-cell>
          <table:table-cell table:formula="of:=DEC2BIN([.W8];[.O$2]-[.P$2])" office:value-type="string" office:string-value="01011" calcext:value-type="string">
            <text:p>01011</text:p>
          </table:table-cell>
          <table:table-cell table:formula="of:=DEC2BIN([.X8];[.P$2]-[.Q$2])" office:value-type="string" office:string-value="010" calcext:value-type="string">
            <text:p>010</text:p>
          </table:table-cell>
          <table:table-cell table:formula="of:=DEC2BIN([.Y8];[.Q$2]-[.R$2])" office:value-type="string" office:string-value="01010" calcext:value-type="string">
            <text:p>01010</text:p>
          </table:table-cell>
          <table:table-cell table:formula="of:=DEC2BIN([.Z8];[.R$2]-[.S$2])" office:value-type="string" office:string-value="00010" calcext:value-type="string">
            <text:p>00010</text:p>
          </table:table-cell>
          <table:table-cell table:formula="of:=DEC2BIN([.AA8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fsq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e7170b</text:p>
          </table:table-cell>
          <table:table-cell table:style-name="ce2" table:formula="of:=MID([.$C10];[.D$2]+1;2)" office:value-type="string" office:string-value="00" calcext:value-type="string">
            <text:p>00</text:p>
          </table:table-cell>
          <table:table-cell table:style-name="ce2" table:formula="of:=MID([.$C10];[.E$2]+1;2)" office:value-type="string" office:string-value="e7" calcext:value-type="string">
            <text:p>e7</text:p>
          </table:table-cell>
          <table:table-cell table:style-name="ce2" table:formula="of:=MID([.$C10];[.F$2]+1;2)" office:value-type="string" office:string-value="17" calcext:value-type="string">
            <text:p>17</text:p>
          </table:table-cell>
          <table:table-cell table:style-name="ce2" table:formula="of:=MID([.$C10];[.G$2]+1;2)" office:value-type="string" office:string-value="0b" calcext:value-type="string">
            <text:p>0b</text:p>
          </table:table-cell>
          <table:table-cell table:style-name="ce2" table:formula="of:=HEX2BIN([.D10];8)" office:value-type="string" office:string-value="00000000" calcext:value-type="string">
            <text:p>00000000</text:p>
          </table:table-cell>
          <table:table-cell table:style-name="ce2" table:formula="of:=HEX2BIN([.E10];8)" office:value-type="string" office:string-value="11100111" calcext:value-type="string">
            <text:p>11100111</text:p>
          </table:table-cell>
          <table:table-cell table:style-name="ce2" table:formula="of:=HEX2BIN([.F10];8)" office:value-type="string" office:string-value="00010111" calcext:value-type="string">
            <text:p>00010111</text:p>
          </table:table-cell>
          <table:table-cell table:style-name="ce2" table:formula="of:=HEX2BIN([.G10];8)" office:value-type="string" office:string-value="00001011" calcext:value-type="string">
            <text:p>00001011</text:p>
          </table:table-cell>
          <table:table-cell table:formula="of:=[.H10]&amp;[.I10]&amp;[.J10]&amp;[.K10]" office:value-type="string" office:string-value="00000000111001110001011100001011" calcext:value-type="string">
            <text:p>00000000111001110001011100001011</text:p>
          </table:table-cell>
          <table:table-cell table:style-name="ce5" table:formula="of:=MID([.$L10];32-[.M$2];[.M$2]-[.N$2])" office:value-type="string" office:string-value="0000000" calcext:value-type="string">
            <text:p>0000000</text:p>
          </table:table-cell>
          <table:table-cell table:style-name="ce5" table:formula="of:=MID([.$L10];32-[.N$2];[.N$2]-[.O$2])" office:value-type="string" office:string-value="01110" calcext:value-type="string">
            <text:p>01110</text:p>
          </table:table-cell>
          <table:table-cell table:style-name="ce5" table:formula="of:=MID([.$L10];32-[.O$2];[.O$2]-[.P$2])" office:value-type="string" office:string-value="01110" calcext:value-type="string">
            <text:p>01110</text:p>
          </table:table-cell>
          <table:table-cell table:style-name="ce5" table:formula="of:=MID([.$L10];32-[.P$2];[.P$2]-[.Q$2])" office:value-type="string" office:string-value="001" calcext:value-type="string">
            <text:p>001</text:p>
          </table:table-cell>
          <table:table-cell table:style-name="ce5" table:formula="of:=MID([.$L10];32-[.Q$2];[.Q$2]-[.R$2])" office:value-type="string" office:string-value="01110" calcext:value-type="string">
            <text:p>01110</text:p>
          </table:table-cell>
          <table:table-cell table:style-name="ce5" table:formula="of:=MID([.$L10];32-[.R$2];[.R$2]-[.S$2])" office:value-type="string" office:string-value="00010" calcext:value-type="string">
            <text:p>00010</text:p>
          </table:table-cell>
          <table:table-cell table:style-name="ce5" table:formula="of:=MID([.$L1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0])" office:value-type="float" office:value="0" calcext:value-type="float">
            <text:p>0</text:p>
          </table:table-cell>
          <table:table-cell table:formula="of:=BIN2DEC([.N10])" office:value-type="float" office:value="14" calcext:value-type="float">
            <text:p>14</text:p>
          </table:table-cell>
          <table:table-cell table:formula="of:=BIN2DEC([.O10])" office:value-type="float" office:value="14" calcext:value-type="float">
            <text:p>14</text:p>
          </table:table-cell>
          <table:table-cell table:formula="of:=BIN2DEC([.P10])" office:value-type="float" office:value="1" calcext:value-type="float">
            <text:p>1</text:p>
          </table:table-cell>
          <table:table-cell table:formula="of:=BIN2DEC([.Q10])" office:value-type="float" office:value="14" calcext:value-type="float">
            <text:p>14</text:p>
          </table:table-cell>
          <table:table-cell table:formula="of:=BIN2DEC([.R10])" office:value-type="float" office:value="2" calcext:value-type="float">
            <text:p>2</text:p>
          </table:table-cell>
          <table:table-cell table:formula="of:=BIN2DEC([.S1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sqa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000278b</text:p>
          </table:table-cell>
          <table:table-cell table:style-name="ce2" table:formula="of:=MID([.$C11];[.D$2]+1;2)" office:value-type="string" office:string-value="00" calcext:value-type="string">
            <text:p>00</text:p>
          </table:table-cell>
          <table:table-cell table:style-name="ce2" table:formula="of:=MID([.$C11];[.E$2]+1;2)" office:value-type="string" office:string-value="00" calcext:value-type="string">
            <text:p>00</text:p>
          </table:table-cell>
          <table:table-cell table:style-name="ce2" table:formula="of:=MID([.$C11];[.F$2]+1;2)" office:value-type="string" office:string-value="27" calcext:value-type="string">
            <text:p>27</text:p>
          </table:table-cell>
          <table:table-cell table:style-name="ce2" table:formula="of:=MID([.$C11];[.G$2]+1;2)" office:value-type="string" office:string-value="8b" calcext:value-type="string">
            <text:p>8b</text:p>
          </table:table-cell>
          <table:table-cell table:style-name="ce2" table:formula="of:=HEX2BIN([.D11];8)" office:value-type="string" office:string-value="00000000" calcext:value-type="string">
            <text:p>00000000</text:p>
          </table:table-cell>
          <table:table-cell table:style-name="ce2" table:formula="of:=HEX2BIN([.E11];8)" office:value-type="string" office:string-value="00000000" calcext:value-type="string">
            <text:p>00000000</text:p>
          </table:table-cell>
          <table:table-cell table:style-name="ce2" table:formula="of:=HEX2BIN([.F11];8)" office:value-type="string" office:string-value="00100111" calcext:value-type="string">
            <text:p>00100111</text:p>
          </table:table-cell>
          <table:table-cell table:style-name="ce2" table:formula="of:=HEX2BIN([.G11];8)" office:value-type="string" office:string-value="10001011" calcext:value-type="string">
            <text:p>10001011</text:p>
          </table:table-cell>
          <table:table-cell table:formula="of:=[.H11]&amp;[.I11]&amp;[.J11]&amp;[.K11]" office:value-type="string" office:string-value="00000000000000000010011110001011" calcext:value-type="string">
            <text:p>00000000000000000010011110001011</text:p>
          </table:table-cell>
          <table:table-cell table:style-name="ce5" table:formula="of:=MID([.$L11];32-[.M$2];[.M$2]-[.N$2])" office:value-type="string" office:string-value="0000000" calcext:value-type="string">
            <text:p>0000000</text:p>
          </table:table-cell>
          <table:table-cell table:style-name="ce5" table:formula="of:=MID([.$L11];32-[.N$2];[.N$2]-[.O$2])" office:value-type="string" office:string-value="00000" calcext:value-type="string">
            <text:p>00000</text:p>
          </table:table-cell>
          <table:table-cell table:style-name="ce5" table:formula="of:=MID([.$L11];32-[.O$2];[.O$2]-[.P$2])" office:value-type="string" office:string-value="00000" calcext:value-type="string">
            <text:p>00000</text:p>
          </table:table-cell>
          <table:table-cell table:style-name="ce5" table:formula="of:=MID([.$L11];32-[.P$2];[.P$2]-[.Q$2])" office:value-type="string" office:string-value="010" calcext:value-type="string">
            <text:p>010</text:p>
          </table:table-cell>
          <table:table-cell table:style-name="ce5" table:formula="of:=MID([.$L11];32-[.Q$2];[.Q$2]-[.R$2])" office:value-type="string" office:string-value="01111" calcext:value-type="string">
            <text:p>01111</text:p>
          </table:table-cell>
          <table:table-cell table:style-name="ce5" table:formula="of:=MID([.$L11];32-[.R$2];[.R$2]-[.S$2])" office:value-type="string" office:string-value="00010" calcext:value-type="string">
            <text:p>00010</text:p>
          </table:table-cell>
          <table:table-cell table:style-name="ce5" table:formula="of:=MID([.$L11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11])" office:value-type="float" office:value="0" calcext:value-type="float">
            <text:p>0</text:p>
          </table:table-cell>
          <table:table-cell table:formula="of:=BIN2DEC([.N11])" office:value-type="float" office:value="0" calcext:value-type="float">
            <text:p>0</text:p>
          </table:table-cell>
          <table:table-cell table:formula="of:=BIN2DEC([.O11])" office:value-type="float" office:value="0" calcext:value-type="float">
            <text:p>0</text:p>
          </table:table-cell>
          <table:table-cell table:formula="of:=BIN2DEC([.P11])" office:value-type="float" office:value="2" calcext:value-type="float">
            <text:p>2</text:p>
          </table:table-cell>
          <table:table-cell table:formula="of:=BIN2DEC([.Q11])" office:value-type="float" office:value="15" calcext:value-type="float">
            <text:p>15</text:p>
          </table:table-cell>
          <table:table-cell table:formula="of:=BIN2DEC([.R11])" office:value-type="float" office:value="2" calcext:value-type="float">
            <text:p>2</text:p>
          </table:table-cell>
          <table:table-cell table:formula="of:=BIN2DEC([.S11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tch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3]&amp;[.E13]&amp;[.F13]&amp;[.G13]" office:value-type="string" office:string-value="0000200B" calcext:value-type="string">
            <text:p>0000200B</text:p>
          </table:table-cell>
          <table:table-cell table:style-name="ce2" table:formula="of:=BIN2HEX([.H13];2)" office:value-type="string" office:string-value="00" calcext:value-type="string">
            <text:p>00</text:p>
          </table:table-cell>
          <table:table-cell table:style-name="ce2" table:formula="of:=BIN2HEX([.I13];2)" office:value-type="string" office:string-value="00" calcext:value-type="string">
            <text:p>00</text:p>
          </table:table-cell>
          <table:table-cell table:style-name="ce2" table:formula="of:=BIN2HEX([.J13];2)" office:value-type="string" office:string-value="20" calcext:value-type="string">
            <text:p>20</text:p>
          </table:table-cell>
          <table:table-cell table:style-name="ce2" table:formula="of:=BIN2HEX([.K13];2)" office:value-type="string" office:string-value="0B" calcext:value-type="string">
            <text:p>0B</text:p>
          </table:table-cell>
          <table:table-cell table:style-name="ce2" table:formula="of:=MID([.$L13];[.H$2]+1;8)" office:value-type="string" office:string-value="00000000" calcext:value-type="string">
            <text:p>00000000</text:p>
          </table:table-cell>
          <table:table-cell table:style-name="ce2" table:formula="of:=MID([.$L13];[.I$2]+1;8)" office:value-type="string" office:string-value="00000000" calcext:value-type="string">
            <text:p>00000000</text:p>
          </table:table-cell>
          <table:table-cell table:style-name="ce2" table:formula="of:=MID([.$L13];[.J$2]+1;8)" office:value-type="string" office:string-value="00100000" calcext:value-type="string">
            <text:p>00100000</text:p>
          </table:table-cell>
          <table:table-cell table:style-name="ce2" table:formula="of:=MID([.$L13];[.K$2]+1;8)" office:value-type="string" office:string-value="00001011" calcext:value-type="string">
            <text:p>00001011</text:p>
          </table:table-cell>
          <table:table-cell table:formula="of:=[.M13]&amp;[.N13]&amp;[.O13]&amp;[.P13]&amp;[.Q13]&amp;[.R13]&amp;[.S13]" office:value-type="string" office:string-value="00000000000000000010000000001011" calcext:value-type="string">
            <text:p>00000000000000000010000000001011</text:p>
          </table:table-cell>
          <table:table-cell table:formula="of:=DEC2BIN([.U13];[.M$2]-[.N$2])" office:value-type="string" office:string-value="0000000" calcext:value-type="string">
            <text:p>0000000</text:p>
          </table:table-cell>
          <table:table-cell table:formula="of:=DEC2BIN([.V13];[.N$2]-[.O$2])" office:value-type="string" office:string-value="00000" calcext:value-type="string">
            <text:p>00000</text:p>
          </table:table-cell>
          <table:table-cell table:formula="of:=DEC2BIN([.W13];[.O$2]-[.P$2])" office:value-type="string" office:string-value="00000" calcext:value-type="string">
            <text:p>00000</text:p>
          </table:table-cell>
          <table:table-cell table:formula="of:=DEC2BIN([.X13];[.P$2]-[.Q$2])" office:value-type="string" office:string-value="010" calcext:value-type="string">
            <text:p>010</text:p>
          </table:table-cell>
          <table:table-cell table:formula="of:=DEC2BIN([.Y13];[.Q$2]-[.R$2])" office:value-type="string" office:string-value="00000" calcext:value-type="string">
            <text:p>00000</text:p>
          </table:table-cell>
          <table:table-cell table:formula="of:=DEC2BIN([.Z13];[.R$2]-[.S$2])" office:value-type="string" office:string-value="00010" calcext:value-type="string">
            <text:p>00010</text:p>
          </table:table-cell>
          <table:table-cell table:formula="of:=DEC2BIN([.AA13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←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const</text:p>
          </table:table-cell>
          <table:table-cell/>
          <table:table-cell office:value-type="string" calcext:value-type="string">
            <text:p>const</text:p>
          </table:table-cell>
          <table:table-cell/>
          <table:table-cell table:number-columns-repeated="2" office:value-type="string" calcext:value-type="string">
            <text:p>const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←</text:p>
          </table:table-cell>
          <table:table-cell table:style-name="ce2" table:formula="of:=[.D15]&amp;[.E15]&amp;[.F15]&amp;[.G15]" office:value-type="string" office:string-value="FFF0707F" calcext:value-type="string">
            <text:p>FFF0707F</text:p>
          </table:table-cell>
          <table:table-cell table:style-name="ce2" table:formula="of:=BIN2HEX([.H15];2)" office:value-type="string" office:string-value="FF" calcext:value-type="string">
            <text:p>FF</text:p>
          </table:table-cell>
          <table:table-cell table:style-name="ce2" table:formula="of:=BIN2HEX([.I15];2)" office:value-type="string" office:string-value="F0" calcext:value-type="string">
            <text:p>F0</text:p>
          </table:table-cell>
          <table:table-cell table:style-name="ce2" table:formula="of:=BIN2HEX([.J15];2)" office:value-type="string" office:string-value="70" calcext:value-type="string">
            <text:p>70</text:p>
          </table:table-cell>
          <table:table-cell table:style-name="ce2" table:formula="of:=BIN2HEX([.K15];2)" office:value-type="string" office:string-value="7F" calcext:value-type="string">
            <text:p>7F</text:p>
          </table:table-cell>
          <table:table-cell table:style-name="ce2" table:formula="of:=MID([.$L15];[.H$2]+1;8)" office:value-type="string" office:string-value="11111111" calcext:value-type="string">
            <text:p>11111111</text:p>
          </table:table-cell>
          <table:table-cell table:style-name="ce2" table:formula="of:=MID([.$L15];[.I$2]+1;8)" office:value-type="string" office:string-value="11110000" calcext:value-type="string">
            <text:p>11110000</text:p>
          </table:table-cell>
          <table:table-cell table:style-name="ce2" table:formula="of:=MID([.$L15];[.J$2]+1;8)" office:value-type="string" office:string-value="01110000" calcext:value-type="string">
            <text:p>01110000</text:p>
          </table:table-cell>
          <table:table-cell table:style-name="ce2" table:formula="of:=MID([.$L15];[.K$2]+1;8)" office:value-type="string" office:string-value="01111111" calcext:value-type="string">
            <text:p>01111111</text:p>
          </table:table-cell>
          <table:table-cell table:formula="of:=[.M15]&amp;[.N15]&amp;[.O15]&amp;[.P15]&amp;[.Q15]&amp;[.R15]&amp;[.S15]" office:value-type="string" office:string-value="11111111111100000111000001111111" calcext:value-type="string">
            <text:p>11111111111100000111000001111111</text:p>
          </table:table-cell>
          <table:table-cell table:formula="of:=REPT(IF([.M14]&lt;&gt;&quot;&quot;;&quot;1&quot;;&quot;0&quot;); LEN([.M13]))" office:value-type="string" office:string-value="1111111" calcext:value-type="string">
            <text:p>1111111</text:p>
          </table:table-cell>
          <table:table-cell table:formula="of:=REPT(IF([.N14]&lt;&gt;&quot;&quot;;&quot;1&quot;;&quot;0&quot;); LEN([.N13]))" office:value-type="string" office:string-value="11111" calcext:value-type="string">
            <text:p>11111</text:p>
          </table:table-cell>
          <table:table-cell table:formula="of:=REPT(IF([.O14]&lt;&gt;&quot;&quot;;&quot;1&quot;;&quot;0&quot;); LEN([.O13]))" office:value-type="string" office:string-value="00000" calcext:value-type="string">
            <text:p>00000</text:p>
          </table:table-cell>
          <table:table-cell table:formula="of:=REPT(IF([.P14]&lt;&gt;&quot;&quot;;&quot;1&quot;;&quot;0&quot;); LEN([.P13]))" office:value-type="string" office:string-value="111" calcext:value-type="string">
            <text:p>111</text:p>
          </table:table-cell>
          <table:table-cell table:formula="of:=REPT(IF([.Q14]&lt;&gt;&quot;&quot;;&quot;1&quot;;&quot;0&quot;); LEN([.Q13]))" office:value-type="string" office:string-value="00000" calcext:value-type="string">
            <text:p>00000</text:p>
          </table:table-cell>
          <table:table-cell table:formula="of:=REPT(IF([.R14]&lt;&gt;&quot;&quot;;&quot;1&quot;;&quot;0&quot;); LEN([.R13]))" office:value-type="string" office:string-value="11111" calcext:value-type="string">
            <text:p>11111</text:p>
          </table:table-cell>
          <table:table-cell table:formula="of:=REPT(IF([.S14]&lt;&gt;&quot;&quot;;&quot;1&quot;;&quot;0&quot;); LEN([.S13]))" office:value-type="string" office:string-value="11" calcext:value-type="string">
            <text:p>1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21" office:value-type="string" calcext:value-type="string">
            <text:p>mask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con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fff0707f</text:p>
          </table:table-cell>
          <table:table-cell table:style-name="ce2" table:formula="of:=MID([.$C20];[.D$2]+1;2)" office:value-type="string" office:string-value="ff" calcext:value-type="string">
            <text:p>ff</text:p>
          </table:table-cell>
          <table:table-cell table:style-name="ce2" table:formula="of:=MID([.$C20];[.E$2]+1;2)" office:value-type="string" office:string-value="f0" calcext:value-type="string">
            <text:p>f0</text:p>
          </table:table-cell>
          <table:table-cell table:style-name="ce2" table:formula="of:=MID([.$C20];[.F$2]+1;2)" office:value-type="string" office:string-value="70" calcext:value-type="string">
            <text:p>70</text:p>
          </table:table-cell>
          <table:table-cell table:style-name="ce2" table:formula="of:=MID([.$C20];[.G$2]+1;2)" office:value-type="string" office:string-value="7f" calcext:value-type="string">
            <text:p>7f</text:p>
          </table:table-cell>
          <table:table-cell table:style-name="ce2" table:formula="of:=HEX2BIN([.D20];8)" office:value-type="string" office:string-value="11111111" calcext:value-type="string">
            <text:p>11111111</text:p>
          </table:table-cell>
          <table:table-cell table:style-name="ce2" table:formula="of:=HEX2BIN([.E20];8)" office:value-type="string" office:string-value="11110000" calcext:value-type="string">
            <text:p>11110000</text:p>
          </table:table-cell>
          <table:table-cell table:style-name="ce2" table:formula="of:=HEX2BIN([.F20];8)" office:value-type="string" office:string-value="01110000" calcext:value-type="string">
            <text:p>01110000</text:p>
          </table:table-cell>
          <table:table-cell table:style-name="ce2" table:formula="of:=HEX2BIN([.G20];8)" office:value-type="string" office:string-value="01111111" calcext:value-type="string">
            <text:p>01111111</text:p>
          </table:table-cell>
          <table:table-cell table:formula="of:=[.H20]&amp;[.I20]&amp;[.J20]&amp;[.K20]" office:value-type="string" office:string-value="11111111111100000111000001111111" calcext:value-type="string">
            <text:p>11111111111100000111000001111111</text:p>
          </table:table-cell>
          <table:table-cell table:style-name="ce5" table:formula="of:=MID([.$L20];32-[.M$2];[.M$2]-[.N$2])" office:value-type="string" office:string-value="1111111" calcext:value-type="string">
            <text:p>1111111</text:p>
          </table:table-cell>
          <table:table-cell table:style-name="ce5" table:formula="of:=MID([.$L20];32-[.N$2];[.N$2]-[.O$2])" office:value-type="string" office:string-value="11111" calcext:value-type="string">
            <text:p>11111</text:p>
          </table:table-cell>
          <table:table-cell table:style-name="ce5" table:formula="of:=MID([.$L20];32-[.O$2];[.O$2]-[.P$2])" office:value-type="string" office:string-value="00000" calcext:value-type="string">
            <text:p>00000</text:p>
          </table:table-cell>
          <table:table-cell table:style-name="ce5" table:formula="of:=MID([.$L20];32-[.P$2];[.P$2]-[.Q$2])" office:value-type="string" office:string-value="111" calcext:value-type="string">
            <text:p>111</text:p>
          </table:table-cell>
          <table:table-cell table:style-name="ce5" table:formula="of:=MID([.$L20];32-[.Q$2];[.Q$2]-[.R$2])" office:value-type="string" office:string-value="00000" calcext:value-type="string">
            <text:p>00000</text:p>
          </table:table-cell>
          <table:table-cell table:style-name="ce5" table:formula="of:=MID([.$L20];32-[.R$2];[.R$2]-[.S$2])" office:value-type="string" office:string-value="11111" calcext:value-type="string">
            <text:p>11111</text:p>
          </table:table-cell>
          <table:table-cell table:style-name="ce5" table:formula="of:=MID([.$L20];32-[.S$2];[.S$2]-[.T$2])" office:value-type="string" office:string-value="11" calcext:value-type="string">
            <text:p>11</text:p>
          </table:table-cell>
          <table:table-cell table:style-name="ce2" office:value-type="string" calcext:value-type="string">
            <text:p>→</text:p>
          </table:table-cell>
          <table:table-cell table:formula="of:=BIN2DEC([.M20])" office:value-type="float" office:value="127" calcext:value-type="float">
            <text:p>127</text:p>
          </table:table-cell>
          <table:table-cell table:formula="of:=BIN2DEC([.N20])" office:value-type="float" office:value="31" calcext:value-type="float">
            <text:p>31</text:p>
          </table:table-cell>
          <table:table-cell table:formula="of:=BIN2DEC([.O20])" office:value-type="float" office:value="0" calcext:value-type="float">
            <text:p>0</text:p>
          </table:table-cell>
          <table:table-cell table:formula="of:=BIN2DEC([.P20])" office:value-type="float" office:value="7" calcext:value-type="float">
            <text:p>7</text:p>
          </table:table-cell>
          <table:table-cell table:formula="of:=BIN2DEC([.Q20])" office:value-type="float" office:value="0" calcext:value-type="float">
            <text:p>0</text:p>
          </table:table-cell>
          <table:table-cell table:formula="of:=BIN2DEC([.R20])" office:value-type="float" office:value="31" calcext:value-type="float">
            <text:p>31</text:p>
          </table:table-cell>
          <table:table-cell table:formula="of:=BIN2DEC([.S20])" office:value-type="float" office:value="3" calcext:value-type="float">
            <text:p>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637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1:11:08.186381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9T14:29:35.007388239</dc:date>
    <meta:editing-duration>P1DT7H19M22S</meta:editing-duration>
    <meta:editing-cycles>93</meta:editing-cycles>
    <meta:generator>LibreOffice/25.2.3.2$Linux_X86_64 LibreOffice_project/520$Build-2</meta:generator>
    <meta:document-statistic meta:table-count="2" meta:cell-count="418" meta:object-count="0"/>
  </office:meta>
</office:document-meta>
</file>